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 draw:shadow="hidden"/>
    </style:style>
    <style:style style:name="gr2" style:family="graphic" style:parent-style-name="standard">
      <style:graphic-properties draw:stroke="solid" svg:stroke-width="0.025cm" svg:stroke-color="#000000" svg:stroke-opacity="100%" draw:stroke-linejoin="round" draw:fill="none" fo:padding-top="0.137cm" fo:padding-bottom="0.137cm" fo:padding-left="0.262cm" fo:padding-right="0.262cm"/>
    </style:style>
    <style:style style:name="gr3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4" style:family="graphic" style:parent-style-name="standard">
      <style:graphic-properties draw:stroke="none" draw:fill="solid" draw:fill-color="#ffffff" draw:shadow="hidden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0.319cm" fo:padding-top="0.141cm" fo:padding-bottom="0.141cm" fo:padding-left="0.141cm" fo:padding-right="0.141cm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Arial" fo:font-size="8pt" style:font-name-asian="Arial" style:font-size-asian="8pt" style:font-name-complex="Arial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_31_">
        <draw:polygon draw:style-name="gr1" draw:layer="layout" svg:width="0.299cm" svg:height="0.758cm" svg:x="2.05cm" svg:y="1.827cm" svg:viewBox="0 0 300 759" draw:points="0,759 300,759 300,0 0,0">
          <text:p/>
        </draw:polygon>
        <draw:polygon draw:style-name="gr2" draw:layer="layout" svg:width="0.299cm" svg:height="0.758cm" svg:x="2.05cm" svg:y="1.827cm" svg:viewBox="0 0 300 759" draw:points="0,759 300,759 300,0 0,0">
          <text:p/>
        </draw:polygon>
        <draw:polygon draw:style-name="gr3" draw:layer="layout" svg:width="2.199cm" svg:height="1.299cm" svg:x="1.125cm" svg:y="1.472cm" svg:viewBox="0 0 2200 1300" draw:points="0,1300 2200,1300 2200,0 0,0">
          <text:p/>
        </draw:polygon>
        <draw:line draw:style-name="gr3" draw:layer="layout" svg:x1="2.094cm" svg:y1="2.471cm" svg:x2="2.829cm" svg:y2="1.895cm">
          <text:p/>
        </draw:line>
        <draw:polygon draw:style-name="gr3" draw:layer="layout" svg:width="0.901cm" svg:height="0.806cm" svg:x="2.094cm" svg:y="1.895cm" svg:viewBox="0 0 902 807" draw:points="188,807 902,246 735,0 0,576">
          <text:p/>
        </draw:polygon>
        <draw:path draw:style-name="gr4" draw:layer="layout" svg:width="0.297cm" svg:height="0.299cm" svg:x="2.05cm" svg:y="2.427cm" svg:viewBox="0 0 298 300" svg:d="M298 150c0 28-6 51-20 75s-31 41-54 55c-24 14-48 20-75 20s-51-6-74-20c-24-14-41-31-55-55s-20-47-20-75 6-51 20-75 31-41 55-55c23-14 46-20 73-20h1c27 0 51 6 75 20 23 14 40 31 54 55s20 47 20 75z">
          <text:p/>
        </draw:path>
        <draw:path draw:style-name="gr3" draw:layer="layout" svg:width="0.297cm" svg:height="0.299cm" svg:x="2.05cm" svg:y="2.427cm" svg:viewBox="0 0 298 300" svg:d="M298 150c0 28-6 51-20 75s-31 41-54 55c-24 14-48 20-75 20s-51-6-74-20c-24-14-41-31-55-55s-20-47-20-75 6-51 20-75 31-41 55-55c23-14 46-20 73-20h1c27 0 51 6 75 20 23 14 40 31 54 55s20 47 20 75z">
          <text:p/>
        </draw:path>
        <draw:path draw:style-name="gr4" draw:layer="layout" svg:width="0.297cm" svg:height="0.299cm" svg:x="2.77cm" svg:y="1.857cm" svg:viewBox="0 0 298 300" svg:d="M298 150c0 28-6 51-20 75s-31 41-54 55c-24 14-48 20-75 20s-51-6-74-20c-24-14-41-31-55-55s-20-47-20-75 6-51 20-75 31-41 55-55c23-14 46-20 73-20h1c27 0 51 6 75 20 23 14 40 31 54 55s20 47 20 75z">
          <text:p/>
        </draw:path>
        <draw:path draw:style-name="gr3" draw:layer="layout" svg:width="0.297cm" svg:height="0.299cm" svg:x="2.77cm" svg:y="1.857cm" svg:viewBox="0 0 298 300" svg:d="M298 150c0 28-6 51-20 75s-31 41-54 55c-24 14-48 20-75 20s-51-6-74-20c-24-14-41-31-55-55s-20-47-20-75 6-51 20-75 31-41 55-55c23-14 46-20 73-20h1c27 0 51 6 75 20 23 14 40 31 54 55s20 47 20 75z">
          <text:p/>
        </draw:path>
        <draw:line draw:style-name="gr3" draw:layer="layout" svg:x1="2.3cm" svg:y1="2.471cm" svg:x2="1.565cm" svg:y2="1.895cm">
          <text:p/>
        </draw:line>
        <draw:polygon draw:style-name="gr3" draw:layer="layout" svg:width="0.901cm" svg:height="0.806cm" svg:x="1.398cm" svg:y="1.895cm" svg:viewBox="0 0 902 807" draw:points="714,807 0,246 167,0 902,576">
          <text:p/>
        </draw:polygon>
        <draw:path draw:style-name="gr4" draw:layer="layout" svg:width="0.297cm" svg:height="0.299cm" svg:x="2.045cm" svg:y="2.427cm" svg:viewBox="0 0 298 300" svg:d="M0 150c0-28 6-51 20-75s31-41 54-55c24-14 48-20 75-20s51 6 74 20c24 14 41 31 55 55s20 47 20 75-6 51-20 75-31 41-54 55c-24 14-48 20-75 20s-51-6-74-20c-24-14-41-31-55-55s-20-47-20-75z">
          <text:p/>
        </draw:path>
        <draw:path draw:style-name="gr3" draw:layer="layout" svg:width="0.297cm" svg:height="0.299cm" svg:x="2.045cm" svg:y="2.427cm" svg:viewBox="0 0 298 300" svg:d="M0 150c0-28 6-51 20-75s31-41 54-55c24-14 48-20 75-20s51 6 74 20c24 14 41 31 55 55s20 47 20 75-6 51-20 75-31 41-54 55c-24 14-48 20-75 20s-51-6-74-20c-24-14-41-31-55-55s-20-47-20-75z">
          <text:p/>
        </draw:path>
        <draw:path draw:style-name="gr4" draw:layer="layout" svg:width="0.297cm" svg:height="0.299cm" svg:x="1.325cm" svg:y="1.857cm" svg:viewBox="0 0 298 300" svg:d="M0 150c0-28 6-51 20-75s31-41 54-55c24-14 48-20 75-20s51 6 74 20c24 14 41 31 55 55s20 47 20 75-6 51-20 75-31 41-54 55c-24 14-48 20-75 20s-51-6-74-20c-24-14-41-31-55-55s-20-47-20-75z">
          <text:p/>
        </draw:path>
        <draw:path draw:style-name="gr3" draw:layer="layout" svg:width="0.297cm" svg:height="0.299cm" svg:x="1.325cm" svg:y="1.857cm" svg:viewBox="0 0 298 300" svg:d="M0 150c0-28 6-51 20-75s31-41 54-55c24-14 48-20 75-20s51 6 74 20c24 14 41 31 55 55s20 47 20 75-6 51-20 75-31 41-54 55c-24 14-48 20-75 20s-51-6-74-20c-24-14-41-31-55-55s-20-47-20-75z">
          <text:p/>
        </draw:path>
        <draw:path draw:style-name="gr4" draw:layer="layout" svg:width="0.297cm" svg:height="0.299cm" svg:x="2.05cm" svg:y="1.707cm" svg:viewBox="0 0 298 300" svg:d="M0 150c0-28 6-51 20-75s31-41 54-55c24-14 48-20 75-20s51 6 74 20c24 14 41 31 55 55s20 47 20 75-6 51-20 75-31 41-54 55c-24 14-48 20-75 20s-51-6-74-20c-24-14-41-31-55-55s-20-47-20-75z">
          <text:p/>
        </draw:path>
        <draw:path draw:style-name="gr3" draw:layer="layout" svg:width="0.297cm" svg:height="0.299cm" svg:x="2.05cm" svg:y="1.707cm" svg:viewBox="0 0 298 300" svg:d="M0 150c0-28 6-51 20-75s31-41 54-55c24-14 48-20 75-20s51 6 74 20c24 14 41 31 55 55s20 47 20 75-6 51-20 75-31 41-54 55c-24 14-48 20-75 20s-51-6-74-20c-24-14-41-31-55-55s-20-47-20-75z">
          <text:p/>
        </draw:path>
        <draw:frame draw:style-name="gr5" draw:layer="layout" svg:width="1.2cm" svg:height="0.601cm" svg:x="1.55cm" svg:y="1.3cm">
          <draw:text-box>
            <text:p text:style-name="P1"><text:span text:style-name="T1">вывед. </text:span></text:p>
          </draw:text-box>
        </draw:frame>
        <draw:frame draw:style-name="gr5" draw:layer="layout" svg:width="1cm" svg:height="0.601cm" svg:x="2.5cm" svg:y="1.3cm">
          <draw:text-box>
            <text:p text:style-name="P1"><text:span text:style-name="T1">введ.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31_" style:display-name="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9T09:56:52.812000000</meta:creation-date>
    <meta:editing-duration>PT10S</meta:editing-duration>
    <meta:editing-cycles>2</meta:editing-cycles>
    <meta:generator>LibreOffice/4.3.6.2$Windows_x86 LibreOffice_project/d50a87b2e514536ed401c18000dad4660b6a169e</meta:generator>
    <dc:date>2015-09-29T09:57:02.500000000</dc:date>
    <meta:document-statistic meta:object-count="19"/>
    <meta:template xlink:type="simple" xlink:actuate="onRequest" xlink:title="1" xlink:href="file:///C:/Documents%20and%20Settings/User/Application%20Data/LibreOffice/4/user/template/1.otg" meta:date="2015-09-29T09:56:52.734000000"/>
  </office:meta>
</office:document-meta>
</file>